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2ee61"/>
    </style:style>
    <style:style style:name="T2" style:family="text">
      <style:text-properties officeooo:rsid="0013ec90"/>
    </style:style>
    <style:style style:name="T3" style:family="text">
      <style:text-properties officeooo:rsid="0014f510"/>
    </style:style>
    <style:style style:name="T4" style:family="text">
      <style:text-properties officeooo:rsid="00161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WSGI = Web Server Gateway Interface </text:span></text:p>
      <text:p text:style-name="Standard">→<text:span text:style-name="T1"> Spezifikation die beschreibt, wie ein Webserver mit einer Webapplikation kommuniziert.</text:span></text:p>
      <text:p text:style-name="Standard"><text:tab/>→<text:span text:style-name="T2"> Ist also keine Software.</text:span></text:p>
      <text:p text:style-name="Standard"><text:tab/>→<text:span text:style-name="T3"> Server und Applikation kommunizierten gemäß der WSGI-Spezifikationen miteinander <text:tab/><text:tab/>über ihrer Schnittstellen.</text:span></text:p>
      <text:p text:style-name="Standard">→<text:span text:style-name="T4"> Apache nutzt mod_wsgi um mit der Anwendung zu kommuniziere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6:52:32.493937794</meta:creation-date>
    <meta:generator>LibreOffice/6.0.7.3$Linux_X86_64 LibreOffice_project/00m0$Build-3</meta:generator>
    <dc:date>2019-05-08T07:06:52.652111706</dc:date>
    <meta:editing-duration>PT14M19S</meta:editing-duration>
    <meta:editing-cycles>4</meta:editing-cycles>
    <meta:document-statistic meta:table-count="0" meta:image-count="0" meta:object-count="0" meta:page-count="1" meta:paragraph-count="5" meta:word-count="45" meta:character-count="327" meta:non-whitespace-character-count="282"/>
  </office:meta>
</office:document-meta>
</file>